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text-properties officeooo:rsid="001012f0" officeooo:paragraph-rsid="001012f0"/>
    </style:style>
    <style:style style:name="P3" style:family="paragraph" style:parent-style-name="Standard">
      <style:text-properties officeooo:rsid="0010a659" officeooo:paragraph-rsid="0010a659"/>
    </style:style>
    <style:style style:name="P4" style:family="paragraph" style:parent-style-name="Standard">
      <style:text-properties officeooo:rsid="0011e6f4" officeooo:paragraph-rsid="0011e6f4"/>
    </style:style>
    <style:style style:name="P5" style:family="paragraph" style:parent-style-name="Standard">
      <style:text-properties fo:color="#000099" fo:font-size="14pt" style:text-underline-style="solid" style:text-underline-width="auto" style:text-underline-color="font-color" fo:font-weight="bold" officeooo:rsid="001012f0" officeooo:paragraph-rsid="001012f0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000099" fo:font-size="14pt" style:text-underline-style="solid" style:text-underline-width="auto" style:text-underline-color="font-color" fo:font-weight="bold" officeooo:rsid="00127a19" officeooo:paragraph-rsid="00127a19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rsid="001d36ed" officeooo:paragraph-rsid="00127a19"/>
    </style:style>
    <style:style style:name="P8" style:family="paragraph" style:parent-style-name="Standard">
      <style:paragraph-properties fo:text-align="start" style:justify-single-word="false"/>
      <style:text-properties officeooo:rsid="001d36ed" officeooo:paragraph-rsid="00127a19"/>
    </style:style>
    <style:style style:name="P9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205a62" officeooo:paragraph-rsid="00127a19" style:font-size-asian="12pt" style:font-weight-asian="normal" style:font-size-complex="12pt" style:font-weight-complex="normal"/>
    </style:style>
    <style:style style:name="P10" style:family="paragraph" style:parent-style-name="Standard">
      <style:text-properties officeooo:rsid="001012f0" officeooo:paragraph-rsid="001012f0"/>
    </style:style>
    <style:style style:name="P11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205a62" officeooo:paragraph-rsid="00127a19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006699" fo:font-size="14pt" fo:font-style="italic" style:text-underline-style="none" fo:font-weight="bold" officeooo:rsid="001012f0" officeooo:paragraph-rsid="00138fbf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style:text-properties style:text-underline-style="none" officeooo:rsid="001012f0" officeooo:paragraph-rsid="001012f0"/>
    </style:style>
    <style:style style:name="P14" style:family="paragraph" style:parent-style-name="Standard">
      <style:text-properties fo:color="#000099" fo:font-size="14pt" style:text-underline-style="solid" style:text-underline-width="auto" style:text-underline-color="font-color" fo:font-weight="bold" officeooo:rsid="00127a19" officeooo:paragraph-rsid="00127a19" style:font-size-asian="14pt" style:font-weight-asian="bold" style:font-size-complex="14pt" style:font-weight-complex="bold"/>
    </style:style>
    <style:style style:name="P15" style:family="paragraph" style:parent-style-name="Header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4b1f6f" style:text-underline-style="solid" style:text-underline-width="auto" style:text-underline-color="font-color"/>
    </style:style>
    <style:style style:name="T2" style:family="text">
      <style:text-properties fo:color="#4b1f6f" style:text-underline-style="solid" style:text-underline-width="auto" style:text-underline-color="font-color" officeooo:rsid="00127a19"/>
    </style:style>
    <style:style style:name="T3" style:family="text">
      <style:text-properties fo:color="#4b1f6f" style:text-underline-style="none"/>
    </style:style>
    <style:style style:name="T4" style:family="text">
      <style:text-properties officeooo:rsid="0010a659"/>
    </style:style>
    <style:style style:name="T5" style:family="text">
      <style:text-properties officeooo:rsid="00127a19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202178"/>
    </style:style>
    <style:style style:name="T8" style:family="text">
      <style:text-properties style:text-underline-style="none"/>
    </style:style>
    <style:style style:name="T9" style:family="text">
      <style:text-properties officeooo:rsid="00138fbf"/>
    </style:style>
    <style:style style:name="T10" style:family="text">
      <style:text-properties fo:color="#006699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1" style:family="text">
      <style:text-properties fo:color="#006699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006699" fo:font-size="14pt" fo:font-weight="bold" officeooo:rsid="00138fbf" style:font-size-asian="14pt" style:font-weight-asian="bold" style:font-size-complex="14pt" style:font-weight-complex="bold"/>
    </style:style>
    <style:style style:name="T13" style:family="text">
      <style:text-properties fo:color="#006699" style:font-name="Liberation Serif1" fo:font-size="14pt" fo:font-weight="bold" officeooo:rsid="00138fbf" style:font-name-asian="Liberation Serif1" style:font-size-asian="14pt" style:font-weight-asian="bold" style:font-name-complex="Liberation Serif1" style:font-size-complex="14pt" style:font-weight-complex="bold"/>
    </style:style>
    <style:style style:name="T14" style:family="text">
      <style:text-properties fo:color="#006699" style:font-name="Liberation Serif" fo:font-size="14pt" fo:font-weight="bold" officeooo:rsid="00138fbf" style:font-name-asian="Droid Sans Fallback" style:font-size-asian="14pt" style:font-weight-asian="bold" style:font-name-complex="FreeSans" style:font-size-complex="14pt" style:font-weight-complex="bold"/>
    </style:style>
    <style:style style:name="T15" style:family="text">
      <style:text-properties style:font-name="Liberation Serif1" officeooo:rsid="00138fbf" style:font-name-asian="Liberation Serif1" style:font-name-complex="Liberation Seri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9">Pages Web:</text:span></text:p>
      <text:p text:style-name="P7"/>
      <text:p text:style-name="P8">i<text:span text:style-name="T7">mport.html : mettre le script pour importer un fichier de vols dans une page .js</text:span></text:p>
      <text:p text:style-name="P9"/>
      <text:p text:style-name="P9">script.js : code mort</text:p>
      <text:p text:style-name="P5"/>
      <text:p text:style-name="P6"/>
      <text:p text:style-name="P6">Base de donnée :</text:p>
      <text:p text:style-name="P13"><text:span text:style-name="T11"/></text:p>
      <text:p text:style-name="P13"><text:span text:style-name="T13">•</text:span><text:span text:style-name="T14"> </text:span><text:span text:style-name="T11">Flight Dao :</text:span></text:p>
      <text:p text:style-name="P2"/>
      <text:p text:style-name="P2">Remplacer postFlight par updateFlight</text:p>
      <text:p text:style-name="P2"/>
      <text:p text:style-name="P2">Il suffit de la date ,num commercial ,aéroport de départ comme <text:s text:c="2"/><text:span text:style-name="T9">paramétrés</text:span> <text:s/>pour avoir un vol unique <text:s text:c="3"/>getSpecificFlight ( <text:s text:c="7"/>) <text:s/></text:p>
      <text:p text:style-name="P2"/>
      <text:p text:style-name="P12"><text:span text:style-name="T15">• </text:span><text:span text:style-name="T4">Members,Pilot ,Crew:</text:span></text:p>
      <text:p text:style-name="P3"/>
      <text:p text:style-name="P4">Redondance au niveau de l'objet métier Pilot ( l'objet métier members , crew est suffisant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><text:s text:c="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24pt" fo:font-weight="bold" style:font-size-asian="24pt" style:font-weight-asian="bold" style:font-size-complex="24pt" style:font-weight-complex="bold"/>
    </style:style>
    <style:style style:name="MT1" style:family="text">
      <style:text-properties style:text-underline-style="none"/>
    </style:style>
    <style:style style:name="MT2" style:family="text">
      <style:text-properties fo:color="#4b1f6f" style:text-underline-style="none"/>
    </style:style>
    <style:style style:name="MT3" style:family="text">
      <style:text-properties fo:color="#4b1f6f" style:text-underline-style="solid" style:text-underline-width="auto" style:text-underline-color="font-color" officeooo:rsid="00127a1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18"/><text:span text:style-name="MT1"><text:s/></text:span><text:span text:style-name="MT2"><text:s text:c="4"/></text:span><text:span text:style-name="MT3">Revue de code :</text:span></text:p>
        <text:p text:style-name="MP1"><text:span text:style-name="MT3"/></text:p>
        <text:p text:style-name="MP1"><text:span text:style-name="MT3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9T15:16:35.150544267</meta:creation-date>
    <dc:date>2016-04-11T08:33:46.212662659</dc:date>
    <meta:editing-duration>PT11M16S</meta:editing-duration>
    <meta:editing-cycles>2</meta:editing-cycles>
    <meta:generator>LibreOffice/4.4.2.2$Linux_X86_64 LibreOffice_project/40m0$Build-2</meta:generator>
    <meta:document-statistic meta:table-count="0" meta:image-count="0" meta:object-count="0" meta:page-count="1" meta:paragraph-count="11" meta:word-count="75" meta:character-count="473" meta:non-whitespace-character-count="362"/>
  </office:meta>
</office:document-meta>
</file>